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textarea-vertical-align="top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draw:auto-grow-height="true" fo:min-height="13.859cm"/>
    </style:style>
    <style:style style:name="P1" style:family="paragraph">
      <style:paragraph-properties fo:text-align="start"/>
    </style:style>
    <style:style style:name="P2" style:family="paragraph">
      <style:paragraph-properties fo:margin-left="0.102cm" fo:margin-right="0cm" fo:text-align="start" fo:text-indent="0cm"/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reispolitik<text:tab/>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 text:style-name="P1">- ist zusammen mit der Produktpolitik, Kommunikationspolitik und Distributionspolitik ein Teil des Marketing-Mixes</text:p>
            <text:p text:style-name="P1"/>
            <text:p text:style-name="P1">- beinhaltet sämtliche Entscheidungen zur Festlegung und Durchfindung von Preis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Arten der Preispolitik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Unsere Entscheidung: Kostenorientierte Preispolitik</text:p>
              </text:list-item>
              <text:list-item>
                <text:p>Grund: </text:p>
                <text:list>
                  <text:list-item>
                    <text:p>Nicht an die Konkurrenz halten</text:p>
                  </text:list-item>
                  <text:list-item>
                    <text:p>Günstig verkaufen</text:p>
                  </text:list-item>
                  <text:list-item>
                    <text:p>Preise in einem bestimmten Zeitraum erhöhen</text:p>
                  </text:list-item>
                  <text:list-item>
                    <text:p>Sonderangebote gewäh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eisstrategi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Unsere Entscheidung: Festpreisstrategie</text:p>
              </text:list-item>
              <text:list-item>
                <text:p>Grund:</text:p>
                <text:list>
                  <text:list-item>
                    <text:p>Produkt zu einem festen Preis anbieten</text:p>
                  </text:list-item>
                  <text:list-item>
                    <text:p>Trotzdem in bestimmten Zeiträumen dynamische Preise festle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3">
        <draw:frame presentation:style-name="pr1" draw:layer="layout" svg:width="25.199cm" svg:height="3.506cm" svg:x="1.4cm" svg:y="0.837cm" presentation:class="title">
          <draw:text-box>
            <text:p>Kostenorientierte Preisfindung</text:p>
          </draw:text-box>
        </draw:frame>
        <draw:frame presentation:style-name="pr7" draw:layer="layout" svg:width="13.8cm" svg:height="13.859cm" svg:x="0.8cm" svg:y="4.914cm" presentation:class="outline" presentation:user-transformed="true">
          <draw:text-box>
            <text:list text:style-name="L3">
              <text:list-header>
                <text:p><text:s text:c="3"/>Fixkosten<text:line-break/>+ ang. Gewinnaufschlag<text:line-break/>+ Umsatzsteuer</text:p>
                <text:p>________________</text:p>
                <text:p>= Bruttoverkaufspreis</text:p>
              </text:list-header>
            </text:list>
          </draw:text-box>
        </draw:frame>
        <draw:frame presentation:style-name="pr5" draw:layer="layout" svg:width="12.296cm" svg:height="13.859cm" svg:x="16.704cm" svg:y="4.8cm" presentation:class="outline" presentation:user-transformed="true">
          <draw:text-box>
            <text:list text:style-name="L3">
              <text:list-header>
                <text:p>70€ + 3,95€<text:line-break/>26,88€<text:line-break/>19,16€</text:p>
                <text:p>______________</text:p>
                <text:p>= 119,99€<text:line-break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igit Can Dündar</meta:initial-creator>
    <meta:creation-date>2018-05-05T23:33:55.48</meta:creation-date>
    <meta:editing-duration>PT12M24S</meta:editing-duration>
    <meta:editing-cycles>2</meta:editing-cycles>
    <dc:date>2018-05-06T00:01:29.80</dc:date>
    <dc:creator>Yigit Can Dündar</dc:creator>
    <meta:document-statistic meta:object-count="38"/>
    <meta:generator>OpenOffice/4.1.5$Win32 OpenOffice.org_project/415m1$Build-9789</meta:generator>
  </office:meta>
</office:document-meta>
</file>